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Standard">
      <style:paragraph-properties fo:margin-left="0in" fo:margin-right="0in" fo:margin-top="0.0555in" fo:margin-bottom="0in" style:contextual-spacing="false" fo:line-height="100%" fo:text-indent="0in" style:auto-text-indent="false" fo:break-before="auto" fo:break-after="auto">
        <style:tab-stops>
          <style:tab-stop style:position="7.5in" style:type="right"/>
        </style:tab-stops>
      </style:paragraph-properties>
    </style:style>
    <style:style style:name="P6" style:family="paragraph" style:parent-style-name="Standard">
      <style:paragraph-properties fo:margin-left="0.25in" fo:margin-right="0in" fo:margin-top="0.0417in" fo:margin-bottom="0in" style:contextual-spacing="false" fo:line-height="100%" fo:text-indent="0in" style:auto-text-indent="false" fo:break-before="auto" fo:break-after="auto">
        <style:tab-stops>
          <style:tab-stop style:position="7.5in" style:type="right"/>
        </style:tab-stops>
      </style:paragraph-properties>
    </style:style>
    <style:style style:name="P7" style:family="paragraph" style:parent-style-name="Standard">
      <style:paragraph-properties fo:margin-left="0in" fo:margin-right="0in" fo:margin-top="0.139in" fo:margin-bottom="0in" style:contextual-spacing="false" fo:line-height="100%" fo:text-indent="0in" style:auto-text-indent="false" fo:break-before="auto" fo:break-after="auto">
        <style:tab-stops>
          <style:tab-stop style:position="7.5in" style:type="right"/>
        </style:tab-stops>
      </style:paragraph-properties>
    </style:style>
    <style:style style:name="P8" style:family="paragraph" style:parent-style-name="Standard">
      <style:paragraph-properties fo:margin-left="0in" fo:margin-right="0in" fo:margin-top="0.139in" fo:margin-bottom="0.0555in" style:contextual-spacing="false" fo:line-height="100%" fo:text-indent="0in" style:auto-text-indent="false" fo:break-before="auto" fo:break-after="auto">
        <style:tab-stops>
          <style:tab-stop style:position="7.5in" style:type="righ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1"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3"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paragraph-rsid="00192ebf"/>
    </style:style>
    <style:style style:name="P24" style:family="paragraph" style:parent-style-name="Text_20_body">
      <style:paragraph-properties fo:break-before="auto" fo:break-after="auto"/>
    </style:style>
    <style:style style:name="P25" style:family="paragraph" style:parent-style-name="Text_20_body">
      <style:text-properties officeooo:paragraph-rsid="001a6804"/>
    </style:style>
    <style:style style:name="P26" style:family="paragraph" style:parent-style-name="Text_20_body" style:list-style-name="L1"/>
    <style:style style:name="P27" style:family="paragraph" style:parent-style-name="Text_20_body" style:list-style-name="L1">
      <style:text-properties officeooo:paragraph-rsid="001a6804"/>
    </style:style>
    <style:style style:name="P28" style:family="paragraph" style:parent-style-name="Text_20_body" style:list-style-name="L2"/>
    <style:style style:name="P29" style:family="paragraph" style:parent-style-name="Text_20_body" style:list-style-name="L2">
      <style:text-properties officeooo:paragraph-rsid="001afa26"/>
    </style:style>
    <style:style style:name="P30" style:family="paragraph" style:parent-style-name="Heading_20_1">
      <style:paragraph-properties fo:break-before="page" fo:padding="0in" fo:border="none"/>
      <style:text-properties officeooo:paragraph-rsid="001afa26"/>
    </style:style>
    <style:style style:name="P31" style:family="paragraph" style:parent-style-name="Heading_20_2">
      <style:paragraph-properties fo:break-before="auto" fo:break-after="auto" fo:padding="0in" fo:border="none"/>
    </style:style>
    <style:style style:name="P32"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3" style:family="paragraph" style:parent-style-name="Standard" style:list-style-name="WWNum1">
      <style:paragraph-properties fo:text-align="justify" style:justify-single-word="false" fo:break-before="auto" fo:break-after="auto" fo:padding="0in" fo:border="none"/>
      <style:text-properties officeooo:paragraph-rsid="001f2e38"/>
    </style:style>
    <style:style style:name="P34" style:family="paragraph" style:parent-style-name="Standard" style:list-style-name="WWNum1">
      <style:paragraph-properties fo:text-align="justify" style:justify-single-word="false" fo:padding="0in" fo:border="none"/>
      <style:text-properties officeooo:paragraph-rsid="001f2e38"/>
    </style:style>
    <style:style style:name="P35" style:family="paragraph" style:parent-style-name="Standard" style:list-style-name="WWNum1">
      <style:paragraph-properties fo:text-align="justify" style:justify-single-word="false" fo:padding="0in" fo:border="none"/>
      <style:text-properties officeooo:paragraph-rsid="00201d26"/>
    </style:style>
    <style:style style:name="P36"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text-properties officeooo:paragraph-rsid="00201d26"/>
    </style:style>
    <style:style style:name="P37"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01d26"/>
    </style:style>
    <style:style style:name="P38" style:family="paragraph" style:parent-style-name="Standard" style:list-style-name="WWNum1">
      <style:paragraph-properties fo:text-align="justify" style:justify-single-word="false" fo:break-before="auto" fo:break-after="auto" fo:padding="0in" fo:border="none"/>
      <style:text-properties officeooo:paragraph-rsid="00216c73"/>
    </style:style>
    <style:style style:name="P39" style:family="paragraph" style:parent-style-name="Standard" style:list-style-name="WWNum1">
      <style:paragraph-properties fo:text-align="justify" style:justify-single-word="false" fo:break-before="auto" fo:break-after="auto" fo:padding="0in" fo:border="none"/>
      <style:text-properties officeooo:rsid="00216c73" officeooo:paragraph-rsid="00216c73"/>
    </style:style>
    <style:style style:name="P40" style:family="paragraph" style:parent-style-name="Standard" style:list-style-name="WWNum1">
      <style:paragraph-properties fo:text-align="justify" style:justify-single-word="false" fo:padding="0in" fo:border="none"/>
      <style:text-properties officeooo:rsid="00216c73" officeooo:paragraph-rsid="00216c73"/>
    </style:style>
    <style:style style:name="P41"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6b59e"/>
    </style:style>
    <style:style style:name="P42"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26b59e" officeooo:paragraph-rsid="0026b59e"/>
    </style:style>
    <style:style style:name="P43" style:family="paragraph" style:parent-style-name="Standard" style:list-style-name="WWNum1">
      <style:paragraph-properties fo:margin-left="1in" fo:margin-right="0in" fo:text-align="justify" style:justify-single-word="false" fo:text-indent="-0.25in" style:auto-text-indent="false" fo:padding="0in" fo:border="none"/>
    </style:style>
    <style:style style:name="P44"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b722"/>
    </style:style>
    <style:style style:name="P45"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2021"/>
    </style:style>
    <style:style style:name="P46"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47" style:family="paragraph" style:parent-style-name="Standard">
      <style:paragraph-properties fo:line-height="100%" fo:text-align="justify" style:justify-single-word="false" fo:orphans="0" fo:widows="0" fo:padding="0in" fo:border="none"/>
    </style:style>
    <style:style style:name="P48"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49"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50" style:family="paragraph" style:parent-style-name="Heading_20_1">
      <style:paragraph-properties fo:text-align="justify" style:justify-single-word="false" fo:break-before="auto" fo:break-after="auto" fo:padding="0in" fo:border="none"/>
    </style:style>
    <style:style style:name="P51"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52"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style>
    <style:style style:name="P53"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54"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style>
    <style:style style:name="P55" style:family="paragraph" style:parent-style-name="Standard" style:list-style-name="WWNum4">
      <style:paragraph-properties fo:margin-left="1.5in" fo:margin-right="0in" fo:text-align="justify" style:justify-single-word="false" fo:text-indent="-0.25in" style:auto-text-indent="false" fo:break-before="auto" fo:break-after="auto" fo:padding="0in" fo:border="none"/>
    </style:style>
    <style:style style:name="P56"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57"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T1" style:family="text">
      <style:text-properties officeooo:rsid="00105bf8"/>
    </style:style>
    <style:style style:name="T2" style:family="text">
      <style:text-properties officeooo:rsid="0011e327"/>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officeooo:rsid="00192ebf"/>
    </style:style>
    <style:style style:name="T6" style:family="text">
      <style:text-properties fo:font-weight="normal" style:font-weight-asian="normal" style:font-weight-complex="normal"/>
    </style:style>
    <style:style style:name="T7" style:family="text">
      <style:text-properties officeooo:rsid="001a6804"/>
    </style:style>
    <style:style style:name="T8" style:family="text">
      <style:text-properties officeooo:rsid="001afa26"/>
    </style:style>
    <style:style style:name="T9" style:family="text">
      <style:text-properties officeooo:rsid="00201d26"/>
    </style:style>
    <style:style style:name="T10" style:family="text">
      <style:text-properties officeooo:rsid="00241f8d"/>
    </style:style>
    <style:style style:name="T11" style:family="text">
      <style:text-properties officeooo:rsid="0024d53c"/>
    </style:style>
    <style:style style:name="T12" style:family="text">
      <style:text-properties officeooo:rsid="0027b722"/>
    </style:style>
    <style:style style:name="T13" style:family="text">
      <style:text-properties fo:font-style="italic" fo:font-weight="bold" style:font-style-asian="italic" style:font-weight-asian="bold"/>
    </style:style>
    <style:style style:name="T14"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uwgqwd5ezv2w" text:style-name="Index_20_Link" text:visited-style-name="Index_20_Link"><text:span text:style-name="T3">Requirements/Analysis</text:span></text:a><text:span text:style-name="T3"><text:tab/>2</text:span></text:p>
          <text:p text:style-name="P6"><text:a xlink:type="simple" xlink:href="#_lsityg2iq9m6" text:style-name="Index_20_Link" text:visited-style-name="Index_20_Link"><text:span text:style-name="T4">Journal</text:span></text:a><text:span text:style-name="T4"><text:tab/>2</text:span></text:p>
          <text:p text:style-name="P6"><text:a xlink:type="simple" xlink:href="#_2h0vru1u2mla" text:style-name="Index_20_Link" text:visited-style-name="Index_20_Link"><text:span text:style-name="T4">Software Requirements</text:span></text:a><text:span text:style-name="T4"><text:tab/>3</text:span></text:p>
          <text:p text:style-name="P7"><text:a xlink:type="simple" xlink:href="#_prhaxdxmf8n8" text:style-name="Index_20_Link" text:visited-style-name="Index_20_Link"><text:span text:style-name="T3">Black-Box Testing</text:span></text:a><text:span text:style-name="T3"><text:tab/>4</text:span></text:p>
          <text:p text:style-name="P6"><text:a xlink:type="simple" xlink:href="#_18f11w613jft" text:style-name="Index_20_Link" text:visited-style-name="Index_20_Link"><text:span text:style-name="T4">Journal</text:span></text:a><text:span text:style-name="T4"><text:tab/>4</text:span></text:p>
          <text:p text:style-name="P6"><text:a xlink:type="simple" xlink:href="#_2xn4jzot820y" text:style-name="Index_20_Link" text:visited-style-name="Index_20_Link"><text:span text:style-name="T4">Black-box Test Cases</text:span></text:a><text:span text:style-name="T4"><text:tab/>5</text:span></text:p>
          <text:p text:style-name="P7"><text:a xlink:type="simple" xlink:href="#_24fdizefyocn" text:style-name="Index_20_Link" text:visited-style-name="Index_20_Link"><text:span text:style-name="T3">Design</text:span></text:a><text:span text:style-name="T3"><text:tab/>6</text:span></text:p>
          <text:p text:style-name="P6"><text:a xlink:type="simple" xlink:href="#_esp2ocs9j6bk" text:style-name="Index_20_Link" text:visited-style-name="Index_20_Link"><text:span text:style-name="T4">Journal</text:span></text:a><text:span text:style-name="T4"><text:tab/>6</text:span></text:p>
          <text:p text:style-name="P6"><text:a xlink:type="simple" xlink:href="#_aifbl1x6rddt" text:style-name="Index_20_Link" text:visited-style-name="Index_20_Link"><text:span text:style-name="T4">Software Design</text:span></text:a><text:span text:style-name="T4"><text:tab/>7</text:span></text:p>
          <text:p text:style-name="P7"><text:a xlink:type="simple" xlink:href="#_hya8f3jqkba6" text:style-name="Index_20_Link" text:visited-style-name="Index_20_Link"><text:span text:style-name="T3">Implementation</text:span></text:a><text:span text:style-name="T3"><text:tab/>8</text:span></text:p>
          <text:p text:style-name="P6"><text:a xlink:type="simple" xlink:href="#_acupzfhai7gz" text:style-name="Index_20_Link" text:visited-style-name="Index_20_Link"><text:span text:style-name="T4">Journal</text:span></text:a><text:span text:style-name="T4"><text:tab/>8</text:span></text:p>
          <text:p text:style-name="P6"><text:a xlink:type="simple" xlink:href="#_ojhtwkms2z3b" text:style-name="Index_20_Link" text:visited-style-name="Index_20_Link"><text:span text:style-name="T4">Implementation Details</text:span></text:a><text:span text:style-name="T4"><text:tab/>9</text:span></text:p>
          <text:p text:style-name="P7"><text:a xlink:type="simple" xlink:href="#_3qvya3vi836q" text:style-name="Index_20_Link" text:visited-style-name="Index_20_Link"><text:span text:style-name="T3">Testing</text:span></text:a><text:span text:style-name="T3"><text:tab/>10</text:span></text:p>
          <text:p text:style-name="P6"><text:a xlink:type="simple" xlink:href="#_ckfs4xbl5pyr" text:style-name="Index_20_Link" text:visited-style-name="Index_20_Link"><text:span text:style-name="T4">Journal</text:span></text:a><text:span text:style-name="T4"><text:tab/>10</text:span></text:p>
          <text:p text:style-name="P6"><text:a xlink:type="simple" xlink:href="#_bzt1547yxzxi" text:style-name="Index_20_Link" text:visited-style-name="Index_20_Link"><text:span text:style-name="T4">Testing Details</text:span></text:a><text:span text:style-name="T4"><text:tab/>11</text:span></text:p>
          <text:p text:style-name="P7"><text:a xlink:type="simple" xlink:href="#_hdjvrbf45b1p" text:style-name="Index_20_Link" text:visited-style-name="Index_20_Link"><text:span text:style-name="T3">Presentation</text:span></text:a><text:span text:style-name="T3"><text:tab/>12</text:span></text:p>
          <text:p text:style-name="P6"><text:a xlink:type="simple" xlink:href="#_xbiquwtmf36n" text:style-name="Index_20_Link" text:visited-style-name="Index_20_Link"><text:span text:style-name="T4">Preparation</text:span></text:a><text:span text:style-name="T4"><text:tab/>12</text:span></text:p>
          <text:p text:style-name="P8"><text:a xlink:type="simple" xlink:href="#_u0hfnmdgusmf" text:style-name="Index_20_Link" text:visited-style-name="Index_20_Link"><text:span text:style-name="T3">Grading Rubric</text:span></text:a><text:span text:style-name="T3"><text:tab/>13</text:span></text:p>
        </text:index-body>
      </text:table-of-content>
      <text:p text:style-name="P4"/>
      <text:p text:style-name="P4"/>
      <text:p text:style-name="P9"/>
      <text:p text:style-name="P10"><text:bookmark text:name="_uwgqwd5ezv2w"/>Requirements/Analysis</text:p>
      <text:p text:style-name="P11">Week 2</text:p>
      <text:p text:style-name="P12"><text:bookmark text:name="_lsityg2iq9m6"/>Journal</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accounts for students or their parents? → no</text:p>
            </text:list-item>
          </text:list>
        </text:list-item>
        <text:list-item>
          <text:p text:style-name="P14">Does the project cover topics you are unfamiliar with? If so, look up the topics and list your references.</text:p>
          <text:list>
            <text:list-item>
              <text:p text:style-name="P19"><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0">Internal usage only, staff <text:span text:style-name="T5">of Technologika</text:span></text:p>
            </text:list-item>
          </text:list>
        </text:list-item>
        <text:list-item>
          <text:p text:style-name="P14">Describe how each user would interact with the software</text:p>
          <text:list>
            <text:list-item>
              <text:p text:style-name="P21"><text:span text:style-name="T5">M</text:span>arking attendance and planning lectures</text:p>
            </text:list-item>
          </text:list>
        </text:list-item>
        <text:list-item>
          <text:p text:style-name="P14">What features must the software have? What should the users be able to do?</text:p>
          <text:list>
            <text:list-item>
              <text:p text:style-name="P22">Add lectures to be conducted</text:p>
            </text:list-item>
            <text:list-item>
              <text:p text:style-name="P22">Assigned expected students to those lectures</text:p>
            </text:list-item>
            <text:list-item>
              <text:p text:style-name="P22">Mark who actually attended the lectures</text:p>
            </text:list-item>
            <text:list-item>
              <text:p text:style-name="P22">Add comments regarding students performance and achievements </text:p>
            </text:list-item>
          </text:list>
        </text:list-item>
        <text:list-item>
          <text:p text:style-name="P14">Other notes:</text:p>
          <text:list>
            <text:list-item>
              <text:p text:style-name="P23"><text:span text:style-name="T5">None</text:span></text:p>
            </text:list-item>
          </text:list>
        </text:list-item>
      </text:list>
      <text:p text:style-name="P12"><text:bookmark text:name="_2h0vru1u2mla"/>Software Requirements</text:p>
      <text:p text:style-name="P24">The proposed system is a <text:span text:style-name="Strong_20_Emphasis"><text:span text:style-name="T6">Progressive Web App (PWA)</text:span></text:span> for internal use by the staff of <text:span text:style-name="T7">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7">any </text:span>client-side installation<text:span text:style-name="T7">s</text:span>. It is designed to be lightweight and mobile-friendly, suitable for quick access <text:span text:style-name="T7">on-the-go </text:span>and minimal hosting.</text:p>
      <text:p text:style-name="P25">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soft-page-break/>Functional Requirements</text:p>
      <text:list text:style-name="L1">
        <text:list-item>
          <text:p text:style-name="P26"><text:span text:style-name="Strong_20_Emphasis">User Authentication and Roles</text:span></text:p>
          <text:list>
            <text:list-item>
              <text:p text:style-name="P26">FR1.1: The system must allow multiple staff members to create and access their accounts.</text:p>
            </text:list-item>
            <text:list-item>
              <text:p text:style-name="P26">FR1.2: The system must require user authentication via username and password.</text:p>
            </text:list-item>
          </text:list>
        </text:list-item>
        <text:list-item>
          <text:p text:style-name="P26"><text:span text:style-name="Strong_20_Emphasis">Lecture Planning</text:span></text:p>
          <text:list>
            <text:list-item>
              <text:p text:style-name="P26">FR2.1: Staff must be able to create, view, edit and delete lecture entries.</text:p>
            </text:list-item>
            <text:list-item>
              <text:p text:style-name="P26">FR2.2: Each lecture must have <text:span text:style-name="T7">assigned </text:span>date, time and <text:span text:style-name="T7">list of expected </text:span>students.</text:p>
            </text:list-item>
          </text:list>
        </text:list-item>
        <text:list-item>
          <text:p text:style-name="P26"><text:span text:style-name="Strong_20_Emphasis">Student Assignment and Attendance</text:span></text:p>
          <text:list>
            <text:list-item>
              <text:p text:style-name="P26">FR3.1: Staff must be able to assign students to lectures.</text:p>
            </text:list-item>
            <text:list-item>
              <text:p text:style-name="P26">FR3.2: Staff must be able to mark attendance for each student per lecture.</text:p>
            </text:list-item>
            <text:list-item>
              <text:p text:style-name="P26">FR3.3: The system must maintain a historical record of attendance.</text:p>
            </text:list-item>
          </text:list>
        </text:list-item>
        <text:list-item>
          <text:p text:style-name="P26"><text:span text:style-name="Strong_20_Emphasis">Notes and Comments</text:span></text:p>
          <text:list>
            <text:list-item>
              <text:p text:style-name="P26">FR4.1: Staff must be able to add <text:span text:style-name="Strong_20_Emphasis"><text:span text:style-name="T6">public</text:span></text:span> comments <text:span text:style-name="T7">meant to be shown to students’ parents</text:span>.</text:p>
            </text:list-item>
            <text:list-item>
              <text:p text:style-name="P26">FR4.2: Staff must be able to add <text:span text:style-name="Strong_20_Emphasis"><text:span text:style-name="T6">private</text:span></text:span> comments <text:span text:style-name="T7">for </text:span>themselves.</text:p>
            </text:list-item>
          </text:list>
        </text:list-item>
        <text:list-item>
          <text:p text:style-name="P26"><text:span text:style-name="Strong_20_Emphasis">Progressive Web App Functionality</text:span></text:p>
          <text:list>
            <text:list-item>
              <text:p text:style-name="P26">FR5.1: The application must be installable as a PWA on mobile and desktop browsers.</text:p>
            </text:list-item>
            <text:list-item>
              <text:p text:style-name="P27">FR5.2: The application must support offline usage and synchronization when reconnected.</text:p>
            </text:list-item>
          </text:list>
        </text:list-item>
      </text:list>
      <text:p text:style-name="Heading_20_3">Non-Functional Requirements</text:p>
      <text:list text:style-name="L2">
        <text:list-item>
          <text:p text:style-name="P28"><text:span text:style-name="Strong_20_Emphasis">NFR1:</text:span> The system must be suitable for deployment on low-resource hosting environments.</text:p>
        </text:list-item>
        <text:list-item>
          <text:p text:style-name="P28"><text:span text:style-name="Strong_20_Emphasis">NFR2:</text:span> The system must be responsive and optimized for mobile usage, <text:span text:style-name="T7">including native UI</text:span>.</text:p>
        </text:list-item>
        <text:list-item>
          <text:p text:style-name="P28"><text:span text:style-name="Strong_20_Emphasis">NFR3:</text:span> The application must not require installation or depend on any client-side packages beyond what PWAs <text:span text:style-name="T7">already </text:span>require.</text:p>
        </text:list-item>
        <text:list-item>
          <text:p text:style-name="P29"><text:span text:style-name="Strong_20_Emphasis">NFR</text:span><text:span text:style-name="Strong_20_Emphasis"><text:span text:style-name="T8">4</text:span></text:span><text:span text:style-name="Strong_20_Emphasis">:</text:span> The system must be developed to support fast load times even on slow connections.</text:p>
        </text:list-item>
      </text:list>
      <text:p text:style-name="P30"><text:bookmark text:name="_prhaxdxmf8n8"/>Black-Box Testing</text:p>
      <text:p text:style-name="P11">Instructions: Week 4</text:p>
      <text:p text:style-name="P31"><text:bookmark text:name="_18f11w613jft"/>Journal</text:p>
      <text:list text:style-name="WWNum1">
        <text:list-item>
          <text:p text:style-name="P32">What does input for the software look like (e.g., what type of data, how many pieces of data)?</text:p>
          <text:list>
            <text:list-item>
              <text:p text:style-name="P33">Text fields (comments)</text:p>
            </text:list-item>
            <text:list-item>
              <text:p text:style-name="P34">Date/time selectors (lecture scheduling)</text:p>
            </text:list-item>
            <text:list-item>
              <text:p text:style-name="P34">Lists of students (for assignment and attendance)</text:p>
            </text:list-item>
            <text:list-item>
              <text:p text:style-name="P35">Login credentials (username, password)</text:p>
            </text:list-item>
            <text:list-item>
              <text:p text:style-name="P35">Boolean inputs (checkboxes for attendance)</text:p>
            </text:list-item>
          </text:list>
        </text:list-item>
        <text:list-item>
          <text:p text:style-name="P36">What does output for the software look like (e.g., what type of data, how many pieces of data)?</text:p>
          <text:list>
            <text:list-item>
              <text:p text:style-name="P37">Lists of scheduled lectures</text:p>
            </text:list-item>
            <text:list-item>
              <text:p text:style-name="P37">Attendance records per student and lecture</text:p>
            </text:list-item>
            <text:list-item>
              <text:p text:style-name="P37">Saved public/private comments <text:span text:style-name="T9">on each students and lecture</text:span></text:p>
            </text:list-item>
            <text:list-item>
              <text:p text:style-name="P37">Confirmation messages (“Lecture created”, “Attendance marked”, ...)</text:p>
            </text:list-item>
            <text:list-item>
              <text:p text:style-name="P37">Error messages (“Invalid login”, “Missing required fields”, ...)</text:p>
            </text:list-item>
          </text:list>
        </text:list-item>
        <text:list-item>
          <text:p text:style-name="P38">What equivalence classes can the input be broken into?</text:p>
          <text:list>
            <text:list-item>
              <text:p text:style-name="P39">Authentication</text:p>
              <text:list>
                <text:list-item>
                  <text:p text:style-name="P40">Valid credentials</text:p>
                </text:list-item>
                <text:list-item>
                  <text:p text:style-name="P40">Invalid credentials</text:p>
                </text:list-item>
              </text:list>
            </text:list-item>
            <text:list-item>
              <text:p text:style-name="P40">Lecture data</text:p>
              <text:list>
                <text:list-item>
                  <text:p text:style-name="P40">Complete lecture data (valid date, time, students)</text:p>
                </text:list-item>
                <text:list-item>
                  <text:p text:style-name="P40">Incomplete lecture data (missing required fields)</text:p>
                </text:list-item>
              </text:list>
            </text:list-item>
            <text:list-item>
              <text:p text:style-name="P40">Student assignment</text:p>
              <text:list>
                <text:list-item>
                  <text:p text:style-name="P40">Students assigned</text:p>
                </text:list-item>
                <text:list-item>
                  <text:p text:style-name="P40">No students assigned</text:p>
                </text:list-item>
              </text:list>
            </text:list-item>
            <text:list-item>
              <text:p text:style-name="P40">Attendance</text:p>
              <text:list>
                <text:list-item>
                  <text:p text:style-name="P40">Marked for assigned student</text:p>
                </text:list-item>
                <text:list-item>
                  <text:p text:style-name="P40">Marked for unassigned student</text:p>
                </text:list-item>
                <text:list-item>
                  <text:p text:style-name="P40">Not marked (for any student)</text:p>
                </text:list-item>
              </text:list>
            </text:list-item>
            <text:list-item>
              <text:p text:style-name="P40">Comments</text:p>
              <text:list>
                <text:list-item>
                  <text:p text:style-name="P40">Public comment</text:p>
                </text:list-item>
                <text:list-item>
                  <text:p text:style-name="P40">Private comment</text:p>
                </text:list-item>
                <text:list-item>
                  <text:p text:style-name="P40">Empty comments</text:p>
                </text:list-item>
              </text:list>
            </text:list-item>
          </text:list>
        </text:list-item>
        <text:list-item>
          <text:p text:style-name="P32">What boundary values exist for the input?</text:p>
          <text:list>
            <text:list-item>
              <text:p text:style-name="P41">Username/password: <text:span text:style-name="T10">0 </text:span><text:span text:style-name="T11">and ≥256 are invalid,</text:span><text:span text:style-name="T10"> </text:span><text:span text:style-name="T11">from 1 </text:span><text:span text:style-name="T10">to 255 ASCII characters </text:span><text:span text:style-name="T11">are valid</text:span></text:p>
            </text:list-item>
            <text:list-item>
              <text:p text:style-name="P42">Date/time selector: stored as 64-bit Unix time or string, no checks besides format</text:p>
            </text:list-item>
            <text:list-item>
              <text:p text:style-name="P43">Comment fields: <text:span text:style-name="T10">dynamically adjusted, no artificial upper bound, can be </text:span><text:span text:style-name="T11">null</text:span></text:p>
            </text:list-item>
            <text:list-item>
              <text:p text:style-name="P43">Student count per lecture: 0 <text:span text:style-name="T11">or more, no artificial limits</text:span></text:p>
            </text:list-item>
          </text:list>
        </text:list-item>
        <text:list-item>
          <text:p text:style-name="P32">Are there other cases that must be tested to test all requirements?</text:p>
          <text:list>
            <text:list-item>
              <text:p text:style-name="P44">Offline PWA-specific behaviors <text:span text:style-name="T12">(u</text:span>sing the app offline and resynchronizing after reconnecting<text:span text:style-name="T12">)</text:span></text:p>
            </text:list-item>
          </text:list>
        </text:list-item>
        <text:list-item>
          <text:p text:style-name="P32">Other notes:</text:p>
          <text:list>
            <text:list-item>
              <text:p text:style-name="P45">None</text:p>
            </text:list-item>
          </text:list>
        </text:list-item>
      </text:list>
      <text:p text:style-name="P13"/>
      <text:p text:style-name="P13"/>
      <text:p text:style-name="P13"/>
      <text:p text:style-name="P12"><text:bookmark text:name="_2xn4jzot820y"/><text:soft-page-break/>Black-box Test Cases</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number-columns-repeated="4"/>
        <table:table-row table:style-name="Table1.1">
          <table:table-cell table:style-name="Table1.A1" office:value-type="string">
            <text:p text:style-name="P46">Test ID</text:p>
          </table:table-cell>
          <table:table-cell table:style-name="Table1.A1" office:value-type="string">
            <text:p text:style-name="P46">Description</text:p>
          </table:table-cell>
          <table:table-cell table:style-name="Table1.A1" office:value-type="string">
            <text:p text:style-name="P46">Expected Results</text:p>
          </table:table-cell>
          <table:table-cell table:style-name="Table1.A1" office:value-type="string">
            <text:p text:style-name="P46">Actual Results</text:p>
          </table:table-cell>
        </table:table-row>
        <table:table-row table:style-name="Table1.1">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row>
        <table:table-row table:style-name="Table1.1">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row>
        <table:table-row table:style-name="Table1.1">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row>
      </table:table>
      <text:p text:style-name="P13"/>
      <text:p text:style-name="P4"/>
      <text:p text:style-name="P9"><text:bookmark text:name="_24fdizefyocn"/>Design</text:p>
      <text:p text:style-name="P11">Instructions: Week 6</text:p>
      <text:p text:style-name="P31"><text:bookmark text:name="_esp2ocs9j6bk"/>Journal</text:p>
      <text:p text:style-name="P13"><text:span text:style-name="T13">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48">List the nouns from your requirements/analysis documentation.</text:p>
          <text:list>
            <text:list-item>
              <text:p text:style-name="P49">&lt;&lt;Insert answer&gt;&gt;</text:p>
            </text:list-item>
          </text:list>
        </text:list-item>
        <text:list-item>
          <text:p text:style-name="P48">Which nouns potentially may represent a class in your design?</text:p>
          <text:list>
            <text:list-item>
              <text:p text:style-name="P49">&lt;&lt;Insert answer&gt;&gt;</text:p>
            </text:list-item>
          </text:list>
        </text:list-item>
        <text:list-item>
          <text:p text:style-name="P48">Which nouns potentially may represent attributes/fields in your design? Also list the class each attribute/field would be a part of.</text:p>
          <text:list>
            <text:list-item>
              <text:p text:style-name="P49">&lt;&lt;Insert answer&gt;&gt;</text:p>
            </text:list-item>
          </text:list>
        </text:list-item>
        <text:list-item>
          <text:p text:style-name="P48">Now that you have a list of possible classes, consider different design options (<text:span text:style-name="T13">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49">&lt;&lt;List at least two design options with pros and cons of each&gt;&gt;</text:p>
            </text:list-item>
          </text:list>
        </text:list-item>
        <text:list-item>
          <text:p text:style-name="P48">Which design do you plan to use? Explain why you have chosen this design.</text:p>
        </text:list-item>
        <text:list-item>
          <text:p text:style-name="P48">List the verbs from your requirements/analysis documentation.</text:p>
          <text:list>
            <text:list-item>
              <text:p text:style-name="P49">&lt;&lt;Insert answer&gt;&gt;</text:p>
            </text:list-item>
          </text:list>
        </text:list-item>
        <text:list-item>
          <text:p text:style-name="P48">Which verbs potentially may represent a method in your design? Also list the class each method would be part of.</text:p>
          <text:list>
            <text:list-item>
              <text:p text:style-name="P49">&lt;&lt;Insert answer&gt;&gt;</text:p>
            </text:list-item>
          </text:list>
        </text:list-item>
        <text:list-item>
          <text:p text:style-name="P48">Other notes:</text:p>
          <text:list>
            <text:list-item>
              <text:p text:style-name="P49">&lt;&lt;Insert notes&gt;&gt;</text:p>
            </text:list-item>
          </text:list>
        </text:list-item>
      </text:list>
      <text:p text:style-name="P13"/>
      <text:p text:style-name="P13"/>
      <text:p text:style-name="P12"><text:bookmark text:name="_aifbl1x6rddt"/><text:soft-page-break/>Software Design</text:p>
      <text:p text:style-name="P13">&lt;&lt;Use your notes from above to complete this section of the formal documentation by planning the classes, methods, and fields that will used in the software. Your design should include UML class diagrams along with method headers. <text:span text:style-name="T13">Prior to starting the formal documentation, you should show your answers to the above prompts to your instructor.</text:span><text:span text:style-name="T14">&gt;&gt;</text:span></text:p>
      <text:p text:style-name="P13"/>
      <text:p text:style-name="P13"/>
      <text:p text:style-name="P13"/>
      <text:p text:style-name="P50"><text:bookmark text:name="_hya8f3jqkba6"/>Implementation</text:p>
      <text:p text:style-name="P11">Instructions: Week 8</text:p>
      <text:p text:style-name="P31"><text:bookmark text:name="_acupzfhai7gz"/>Journal</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51">What programming concepts from the course will you need to implement your design? Briefly explain how each will be used during implementation.</text:p>
          <text:list>
            <text:list-item>
              <text:p text:style-name="P52">&lt;&lt;Insert answer&gt;&gt;</text:p>
            </text:list-item>
          </text:list>
        </text:list-item>
        <text:list-item>
          <text:p text:style-name="P51">Other notes:</text:p>
          <text:list>
            <text:list-item>
              <text:p text:style-name="P52">&lt;&lt;Insert notes&gt;&gt;</text:p>
            </text:list-item>
          </text:list>
        </text:list-item>
      </text:list>
      <text:p text:style-name="P13"/>
      <text:p text:style-name="P13"/>
      <text:p text:style-name="P12"><text:bookmark text:name="_ojhtwkms2z3b"/>Implementation Details</text:p>
      <text:p text:style-name="P13">&lt;&lt;Use your notes from above to write code and complete this section of the formal documentation with a README for the user that explains how he/she will interact with the system.&gt;&gt;</text:p>
      <text:p text:style-name="P4"/>
      <text:p text:style-name="P4"/>
      <text:p text:style-name="P4"/>
      <text:p text:style-name="P9"><text:bookmark text:name="_3qvya3vi836q"/>Testing</text:p>
      <text:p text:style-name="P11">Instructions: Week 10</text:p>
      <text:p text:style-name="P31"><text:bookmark text:name="_ckfs4xbl5pyr"/>Journal</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53">Have you changed any requirements since you completed the black box test plan? If so, list changes below and update your black-box test plan appropriately.</text:p>
          <text:list>
            <text:list-item>
              <text:p text:style-name="P54">&lt;&lt;Insert answer&gt;&gt;</text:p>
            </text:list-item>
          </text:list>
        </text:list-item>
        <text:list-item>
          <text:p text:style-name="P53">List the classes of your implementation. For each class, list equivalence classes, boundary values, and paths through code that you should test.</text:p>
          <text:list>
            <text:list-item>
              <text:p text:style-name="P54">&lt;&lt;Insert class&gt;&gt;</text:p>
              <text:list>
                <text:list-item>
                  <text:p text:style-name="P55">&lt;&lt;Insert needed tests&gt;&gt;</text:p>
                </text:list-item>
              </text:list>
            </text:list-item>
            <text:list-item>
              <text:p text:style-name="P54"><text:soft-page-break/>&lt;&lt;Insert class and tests for each class&gt;&gt;</text:p>
            </text:list-item>
          </text:list>
        </text:list-item>
        <text:list-item>
          <text:p text:style-name="P53">Other notes:</text:p>
          <text:list>
            <text:list-item>
              <text:p text:style-name="P54">&lt;&lt;Insert notes&gt;&gt;</text:p>
            </text:list-item>
          </text:list>
        </text:list-item>
      </text:list>
      <text:p text:style-name="P13"/>
      <text:p text:style-name="P31"><text:bookmark text:name="_f6zudn3mq1ku"/></text:p>
      <text:p text:style-name="P31"><text:bookmark text:name="_es2tjr1s1eoy"/></text:p>
      <text:p text:style-name="P31"><text:bookmark text:name="_bzt1547yxzxi"/>Testing Details</text:p>
      <text:p text:style-name="P4">&lt;&lt;Use your notes from above to write your test programs and complete this section of the formal documentation by creating a list of your test programs along with descriptions of what they are testing. You will also complete the black-box test plan by running the program and filling in the Actual Results column.&gt;&gt;</text:p>
      <text:p text:style-name="P4"/>
      <text:p text:style-name="P4"/>
      <text:p text:style-name="P9"><text:bookmark text:name="_hdjvrbf45b1p"/>Presentation</text:p>
      <text:p text:style-name="P11">Instructions:Week 12</text:p>
      <text:p text:style-name="P31"><text:bookmark text:name="_xbiquwtmf36n"/>Preparation</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56">Give a brief description of your final project</text:p>
          <text:list>
            <text:list-item>
              <text:p text:style-name="P57">&lt;&lt;Insert answer&gt;&gt;</text:p>
            </text:list-item>
          </text:list>
        </text:list-item>
        <text:list-item>
          <text:p text:style-name="P56">Describe your requirement assumptions/additions.</text:p>
          <text:list>
            <text:list-item>
              <text:p text:style-name="P57">&lt;&lt;Insert answer&gt;&gt;</text:p>
            </text:list-item>
          </text:list>
        </text:list-item>
        <text:list-item>
          <text:p text:style-name="P56">Describe your design options and decision. How did you weigh the pros and cons of the different designs to make your decision?</text:p>
          <text:list>
            <text:list-item>
              <text:p text:style-name="P57">&lt;&lt;Insert answer&gt;&gt;</text:p>
            </text:list-item>
          </text:list>
        </text:list-item>
        <text:list-item>
          <text:p text:style-name="P56">How did the extension affect your design?</text:p>
          <text:list>
            <text:list-item>
              <text:p text:style-name="P57">&lt;&lt;Insert answer&gt;&gt;</text:p>
            </text:list-item>
          </text:list>
        </text:list-item>
        <text:list-item>
          <text:p text:style-name="P56">Describe your tests (e.g., what you tested, equivalence classes).</text:p>
          <text:list>
            <text:list-item>
              <text:p text:style-name="P57">&lt;&lt;Insert answer&gt;&gt;</text:p>
            </text:list-item>
          </text:list>
        </text:list-item>
        <text:list-item>
          <text:p text:style-name="P56">What lessons did you learn from the comprehensive exercise (i.e., programming concepts, software process)?</text:p>
          <text:list>
            <text:list-item>
              <text:p text:style-name="P57">&lt;&lt;Insert answer&gt;&gt;</text:p>
            </text:list-item>
          </text:list>
        </text:list-item>
        <text:list-item>
          <text:p text:style-name="P56">What functionalities are you going to demo?</text:p>
          <text:list>
            <text:list-item>
              <text:p text:style-name="P57">&lt;&lt;Insert answer&gt;&gt;</text:p>
            </text:list-item>
          </text:list>
        </text:list-item>
        <text:list-item>
          <text:p text:style-name="P56">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57">&lt;&lt;Insert answer&gt;&gt;</text:p>
            </text:list-item>
          </text:list>
        </text:list-item>
        <text:list-item>
          <text:p text:style-name="P56">Other notes:</text:p>
          <text:list>
            <text:list-item>
              <text:p text:style-name="P57"><text:soft-page-break/>&lt;&lt;Insert notes&gt;&gt;</text:p>
            </text:list-item>
          </text:list>
        </text:list-item>
      </text:list>
      <text:p text:style-name="P1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5T17:08:17.739261029</dc:date>
    <meta:editing-duration>PT1H19M3S</meta:editing-duration>
    <meta:editing-cycles>24</meta:editing-cycles>
    <meta:document-statistic meta:table-count="1" meta:image-count="0" meta:object-count="0" meta:page-count="8" meta:paragraph-count="188" meta:word-count="1886" meta:character-count="11595" meta:non-whitespace-character-count="10021"/>
  </office:meta>
</office:document-meta>
</file>